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usermod -a -G dialout yastrebov</text:p>
      <text:p text:style-name="Standard">sudo usermod -a -G tty yastrebo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6:32:44.966766777</meta:creation-date>
    <dc:date>2020-08-30T16:33:48.363760791</dc:date>
    <meta:editing-duration>PT1M4S</meta:editing-duration>
    <meta:editing-cycles>1</meta:editing-cycles>
    <meta:document-statistic meta:table-count="0" meta:image-count="0" meta:object-count="0" meta:page-count="1" meta:paragraph-count="2" meta:word-count="12" meta:character-count="68" meta:non-whitespace-character-count="58"/>
    <meta:generator>LibreOffice/6.4.4.2$Linux_X86_64 LibreOffice_project/40$Build-2</meta:generator>
  </office:meta>
</office:document-meta>
</file>